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598cm" style:rel-column-width="1420*"/>
    </style:style>
    <style:style style:name="Tabella2.B" style:family="table-column">
      <style:table-column-properties style:column-width="1.686cm" style:rel-column-width="4004*"/>
    </style:style>
    <style:style style:name="Tabella2.C" style:family="table-column">
      <style:table-column-properties style:column-width="1.305cm" style:rel-column-width="3099*"/>
    </style:style>
    <style:style style:name="Tabella2.D" style:family="table-column">
      <style:table-column-properties style:column-width="5.609cm" style:rel-column-width="13320*"/>
    </style:style>
    <style:style style:name="Tabella2.E" style:family="table-column">
      <style:table-column-properties style:column-width="1.905cm" style:rel-column-width="4523*"/>
    </style:style>
    <style:style style:name="Tabella2.F" style:family="table-column">
      <style:table-column-properties style:column-width="0.688cm" style:rel-column-width="1633*"/>
    </style:style>
    <style:style style:name="Tabella2.G" style:family="table-column">
      <style:table-column-properties style:column-width="2.088cm" style:rel-column-width="4959*"/>
    </style:style>
    <style:style style:name="Tabella2.H" style:family="table-column">
      <style:table-column-properties style:column-width="1.947cm" style:rel-column-width="4624*"/>
    </style:style>
    <style:style style:name="Tabella2.I" style:family="table-column">
      <style:table-column-properties style:column-width="5.276cm" style:rel-column-width="12528*"/>
    </style:style>
    <style:style style:name="Tabella2.J" style:family="table-column">
      <style:table-column-properties style:column-width="2.193cm" style:rel-column-width="5206*"/>
    </style:style>
    <style:style style:name="Tabella2.K" style:family="table-column">
      <style:table-column-properties style:column-width="2.491cm" style:rel-column-width="5914*"/>
    </style:style>
    <style:style style:name="Tabella2.L" style:family="table-column">
      <style:table-column-properties style:column-width="1.813cm" style:rel-column-width="430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none" fo:border-top="none" fo:border-bottom="0.05pt solid #000000"/>
    </style:style>
    <style:style style:name="Tabella2.G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8" style:family="table-row">
      <style:table-row-properties style:row-height="0.199cm"/>
    </style:style>
    <style:style style:name="Tabella2.A8" style:family="table-cell">
      <style:table-cell-properties fo:padding="0.101cm" fo:border-left="none" fo:border-right="none" fo:border-top="0.05pt solid #000000" fo:border-bottom="0.05pt solid #000000"/>
    </style:style>
    <style:style style:name="Tabella2.A9" style:family="table-cell">
      <style:table-cell-properties fo:background-color="#729fcf" fo:padding="0.101cm" fo:border-left="0.05pt solid #000000" fo:border-right="none" fo:border-top="none" fo:border-bottom="0.05pt solid #000000">
        <style:background-image/>
      </style:table-cell-properties>
    </style:style>
    <style:style style:name="Tabella2.J9" style:family="table-cell">
      <style:table-cell-properties fo:background-color="#729fcf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101cm" fo:border-left="0.05pt solid #000000" fo:border-right="none" fo:border-top="none" fo:border-bottom="0.05pt solid #000000"/>
    </style:style>
    <style:style style:name="Tabella2.G12" style:family="table-cell">
      <style:table-cell-properties fo:padding="0.101cm" fo:border-left="0.05pt solid #000000" fo:border-right="none" fo:border-top="none" fo:border-bottom="0.05pt solid #000000"/>
    </style:style>
    <style:style style:name="Tabella2.J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5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5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J1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I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2cm"/>
    </style:style>
    <style:style style:name="Tabella3.C" style:family="table-column">
      <style:table-column-properties style:column-width="2.194cm"/>
    </style:style>
    <style:style style:name="Tabella3.D" style:family="table-column">
      <style:table-column-properties style:column-width="2.526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35ce0" officeooo:paragraph-rsid="004f576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533e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42d50" officeooo:paragraph-rsid="00542d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2d50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9c329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3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4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5340a7" officeooo:paragraph-rsid="005340a7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115e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officeooo:rsid="004bad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5bd35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6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row table:style-name="Tabella2.1">
          <table:table-cell table:style-name="Tabella2.A1" table:number-columns-spanned="12" office:value-type="string">
            <text:p text:style-name="P30"><text:span text:style-name="T5">Distinta base prodotto:</text:span> <text:span text:style-name="T4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38">CODICE</text:p>
          </table:table-cell>
          <table:covered-table-cell/>
          <table:covered-table-cell/>
          <table:table-cell table:style-name="Tabella2.A2" office:value-type="string">
            <text:p text:style-name="P38">COMPONENTE</text:p>
          </table:table-cell>
          <table:table-cell table:style-name="Tabella2.A2" office:value-type="string">
            <text:p text:style-name="P38">Q.TA'</text:p>
          </table:table-cell>
          <table:table-cell table:style-name="Tabella2.A2" office:value-type="string">
            <text:p text:style-name="P36">UM</text:p>
          </table:table-cell>
          <table:table-cell table:style-name="Tabella2.A2" office:value-type="string">
            <text:p text:style-name="P37">HW</text:p>
          </table:table-cell>
          <table:table-cell table:style-name="Tabella2.A2" table:number-columns-spanned="2" office:value-type="string">
            <text:p text:style-name="P38">FORNITORE</text:p>
          </table:table-cell>
          <table:covered-table-cell/>
          <table:table-cell table:style-name="Tabella2.A2" office:value-type="string">
            <text:p text:style-name="P38">UNITARIO</text:p>
          </table:table-cell>
          <table:table-cell table:style-name="Tabella2.A2" office:value-type="string">
            <text:p text:style-name="P38">DATA</text:p>
          </table:table-cell>
          <table:table-cell table:style-name="Tabella2.L2" office:value-type="string">
            <text:p text:style-name="P38">TOTALE</text:p>
          </table:table-cell>
        </table:table-row>
        <table:table-row>
          <table:table-cell table:style-name="Tabella2.A3" table:number-columns-spanned="12" office:value-type="string">
            <text:p text:style-name="P26"><text:text-input text:description="&lt;for each=&quot;mode, item, details, time_qty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2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table:number-columns-spanned="2" office:value-type="string">
            <text:p text:style-name="P2"><text:placeholder text:placeholder-type="text">&lt;item.product_id.default_code&gt;</text:placeholder></text:p>
          </table:table-cell>
          <table:covered-table-cell/>
          <table:table-cell table:style-name="Tabella2.D5" office:value-type="string">
            <text:p text:style-name="P12"><text:placeholder text:placeholder-type="text">&lt;item.product_id.name&gt;</text:placeholder></text:p>
          </table:table-cell>
          <table:table-cell table:style-name="Tabella2.E5" office:value-type="string">
            <text:p text:style-name="P5"><text:placeholder text:placeholder-type="text">&lt;'%10.5f' % item.product_qty&gt;</text:placeholder></text:p>
          </table:table-cell>
          <table:table-cell table:style-name="Tabella2.F5" office:value-type="string">
            <text:p text:style-name="P3"><text:placeholder text:placeholder-type="text">&lt;item.product_uom.name&gt;</text:placeholder></text:p>
          </table:table-cell>
          <table:table-cell table:style-name="Tabella2.G5" table:number-columns-spanned="6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34"><text:placeholder text:placeholder-type="text">&lt;if test="res[4]"&gt;</text:placeholder></text:p>
                  <text:p text:style-name="P31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31"><text:placeholder text:placeholder-type="text">&lt;/if&gt;</text:placeholder> </text:p>
                </table:table-cell>
                <table:table-cell table:style-name="Tabella3.A2" office:value-type="string">
                  <text:p text:style-name="P31"><text:placeholder text:placeholder-type="text">&lt;res[0]&gt;</text:placeholder></text:p>
                </table:table-cell>
                <table:table-cell table:style-name="Tabella3.C2" office:value-type="string">
                  <text:p text:style-name="P31"><text:placeholder text:placeholder-type="text">&lt;res[1]&gt;</text:placeholder></text:p>
                </table:table-cell>
                <table:table-cell table:style-name="Tabella3.D2" office:value-type="string">
                  <text:p text:style-name="P33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32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2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6" office:value-type="string">
            <text:p text:style-name="P18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A9" table:number-columns-spanned="3" office:value-type="string">
            <text:p text:style-name="P16">PRODOTTO</text:p>
          </table:table-cell>
          <table:covered-table-cell/>
          <table:covered-table-cell/>
          <table:table-cell table:style-name="Tabella2.J9" table:number-columns-spanned="3" office:value-type="string">
            <text:p text:style-name="P17">TOTALE</text:p>
          </table:table-cell>
          <table:covered-table-cell/>
          <table:covered-table-cell/>
        </table:table-row>
        <table:table-row table:style-name="Tabella2.4">
          <table:table-cell table:style-name="Tabella2.A10" table:number-columns-spanned="12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12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6" office:value-type="string">
            <text:p text:style-name="P14"><text:placeholder text:placeholder-type="text">&lt;item.cost_id.name&gt;</text:placeholder> <text:span text:style-name="T7">(cost. unit.: </text:span><text:span text:style-name="T7"><text:placeholder text:placeholder-type="text">&lt;item.cost_id.unit_cost&gt;</text:placeholder>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12" table:number-columns-spanned="3" office:value-type="string">
            <text:p text:style-name="P15"><text:placeholder text:placeholder-type="text">&lt;item.product_id.default_code or '/' &gt;</text:placeholder> <text:span text:style-name="T8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table-cell table:style-name="Tabella2.J12" table:number-columns-spanned="3" office:value-type="string">
            <text:p text:style-name="P13"><text:placeholder text:placeholder-type="text">&lt;details&gt;</text:placeholder></text:p>
          </table:table-cell>
          <table:covered-table-cell/>
          <table:covered-table-cell/>
        </table:table-row>
        <table:table-row table:style-name="Tabella2.4">
          <table:table-cell table:style-name="Tabella2.A13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12" office:value-type="string">
            <text:p text:style-name="P2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5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J15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ella2.4">
          <table:table-cell table:style-name="Tabella2.J15" table:number-rows-spanned="2" table:number-columns-spanned="2" office:value-type="string">
            <text:p text:style-name="P24">INDICI:</text:p>
          </table:table-cell>
          <table:covered-table-cell/>
          <table:table-cell table:style-name="Tabella2.J15" table:number-rows-spanned="2" table:number-columns-spanned="6" office:value-type="string">
            <text:p text:style-name="P22"><text:placeholder text:placeholder-type="text">&lt;get_totals('index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J15" office:value-type="string">
            <text:p text:style-name="P25">Costo</text:p>
          </table:table-cell>
          <table:table-cell table:style-name="Tabella2.J16" table:number-columns-spanned="3" office:value-type="string">
            <text:p text:style-name="P19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  <table:table-row table:style-name="Tabella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17" office:value-type="string">
            <text:p text:style-name="P25">Vendita</text:p>
          </table:table-cell>
          <table:table-cell table:style-name="Tabella2.J16" table:number-columns-spanned="3" office:value-type="string">
            <text:p text:style-name="P21"><text:span text:style-name="T9">(A) </text:span><text:placeholder text:placeholder-type="text">&lt;get_totals('margin_a')&gt;</text:placeholder> - <text:span text:style-name="T9">(B) </text:span><text:placeholder text:placeholder-type="text">&lt;get_totals('margin_b')&gt;</text:placeholder></text:p>
          </table:table-cell>
          <table:covered-table-cell/>
          <table:covered-table-cell/>
        </table:table-row>
      </table:table>
      <text:p text:style-name="P28"/>
      <text:p text:style-name="P29"><text:s/><text:placeholder text:placeholder-type="text">&lt;/for&gt;</text:placeholder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9T15:05:48.248926690</dc:date>
    <meta:editing-duration>P6DT13H36M32S</meta:editing-duration>
    <meta:editing-cycles>695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9" meta:word-count="108" meta:character-count="882" meta:non-whitespace-character-count="822"/>
    <meta:user-defined meta:name="Info 1"/>
    <meta:user-defined meta:name="Info 2"/>
    <meta:user-defined meta:name="Info 3"/>
    <meta:user-defined meta:name="Info 4"/>
  </office:meta>
</office:document-meta>
</file>